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Circle" draw:marker-end="Circle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_20__28_var_29_" draw:marker-start-width="0.102cm" draw:marker-end="Arrow" draw:marker-end-width="0.15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text-align="center"/>
      <style:text-properties fo:font-size="14pt"/>
    </style:style>
    <style:style style:name="T1" style:family="text">
      <style:text-properties fo:font-size="10pt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635cm" svg:height="0.635cm" svg:x="5.585cm" svg:y="6.54cm">
          <text:p text:style-name="P2"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" draw:id="id2" draw:layer="layout" svg:width="0.9cm" svg:height="0.988cm" svg:x="8.355cm" svg:y="10.172cm">
          <draw:text-box>
            <text:p text:style-name="P2">1</text:p>
          </draw:text-box>
        </draw:frame>
        <draw:frame draw:style-name="gr2" draw:id="id1" draw:layer="layout" svg:width="0.9cm" svg:height="0.988cm" svg:x="4.545cm" svg:y="10.172cm">
          <draw:text-box>
            <text:p text:style-name="P2">0</text:p>
          </draw:text-box>
        </draw:frame>
        <draw:frame draw:style-name="gr2" draw:id="id6" draw:layer="layout" svg:width="0.9cm" svg:height="0.988cm" svg:x="2.27cm" svg:y="5.727cm">
          <draw:text-box>
            <text:p text:style-name="P2">7</text:p>
          </draw:text-box>
        </draw:frame>
        <draw:frame draw:style-name="gr2" draw:id="id7" draw:layer="layout" svg:width="0.9cm" svg:height="0.988cm" svg:x="2.27cm" svg:y="7.632cm">
          <draw:text-box>
            <text:p text:style-name="P2">6</text:p>
          </draw:text-box>
        </draw:frame>
        <draw:frame draw:style-name="gr2" draw:id="id4" draw:layer="layout" svg:width="0.9cm" svg:height="0.988cm" svg:x="6.45cm" svg:y="4.457cm">
          <draw:text-box>
            <text:p text:style-name="P2">5</text:p>
          </draw:text-box>
        </draw:frame>
        <draw:frame draw:style-name="gr2" draw:id="id3" draw:layer="layout" svg:width="0.9cm" svg:height="0.988cm" svg:x="5.18cm" svg:y="6.715cm">
          <draw:text-box>
            <text:p text:style-name="P2">4</text:p>
          </draw:text-box>
        </draw:frame>
        <draw:frame draw:style-name="gr2" draw:id="id8" draw:layer="layout" svg:width="0.9cm" svg:height="0.988cm" svg:x="9.625cm" svg:y="5.092cm">
          <draw:text-box>
            <text:p text:style-name="P2">3</text:p>
          </draw:text-box>
        </draw:frame>
        <draw:frame draw:style-name="gr2" draw:id="id5" draw:layer="layout" svg:width="0.9cm" svg:height="0.988cm" svg:x="6.45cm" svg:y="8.62cm">
          <draw:text-box>
            <text:p text:style-name="P2">2</text:p>
          </draw:text-box>
        </draw:frame>
        <draw:connector draw:style-name="gr3" draw:text-style-name="P4" draw:layer="layout" draw:type="line" svg:x1="5.445cm" svg:y1="10.666cm" svg:x2="8.355cm" svg:y2="10.666cm" draw:start-shape="id1" draw:start-glue-point="1" draw:end-shape="id2" draw:end-glue-point="3">
          <text:p text:style-name="P3"><text:span text:style-name="T1"/></text:p>
          <text:p text:style-name="P3"><text:span text:style-name="T1">8</text:span></text:p>
        </draw:connector>
        <draw:connector draw:style-name="gr3" draw:text-style-name="P4" draw:layer="layout" draw:type="line" svg:x1="6.08cm" svg:y1="7.209cm" svg:x2="6.45cm" svg:y2="4.951cm" draw:start-shape="id3" draw:start-glue-point="1" draw:end-shape="id4" draw:end-glue-point="3">
          <text:p text:style-name="P3"><text:span text:style-name="T1"/></text:p>
          <text:p text:style-name="P3"><text:span text:style-name="T1">8</text:span></text:p>
        </draw:connector>
        <draw:connector draw:style-name="gr3" draw:text-style-name="P4" draw:layer="layout" draw:type="line" svg:x1="7.35cm" svg:y1="9.114cm" svg:x2="3.17cm" svg:y2="6.221cm" draw:start-shape="id5" draw:start-glue-point="1" draw:end-shape="id6" draw:end-glue-point="1">
          <text:p text:style-name="P3"><text:span text:style-name="T1"/></text:p>
          <text:p text:style-name="P3"><text:span text:style-name="T1">8</text:span></text:p>
        </draw:connector>
        <draw:connector draw:style-name="gr3" draw:text-style-name="P4" draw:layer="layout" draw:type="line" svg:x1="3.17cm" svg:y1="6.221cm" svg:x2="2.27cm" svg:y2="8.126cm" draw:start-shape="id6" draw:start-glue-point="1" draw:end-shape="id7" draw:end-glue-point="3">
          <text:p text:style-name="P3"><text:span text:style-name="T1"/></text:p>
          <text:p text:style-name="P3"><text:span text:style-name="T1">8</text:span></text:p>
        </draw:connector>
        <draw:connector draw:style-name="gr3" draw:text-style-name="P4" draw:layer="layout" draw:type="line" svg:x1="7.35cm" svg:y1="9.114cm" svg:x2="8.355cm" svg:y2="10.666cm" draw:start-shape="id5" draw:start-glue-point="1" draw:end-shape="id2" draw:end-glue-point="3">
          <text:p text:style-name="P3"><text:span text:style-name="T1"/></text:p>
          <text:p text:style-name="P3"><text:span text:style-name="T1">10</text:span></text:p>
        </draw:connector>
        <draw:connector draw:style-name="gr3" draw:text-style-name="P4" draw:layer="layout" draw:type="line" svg:x1="10.525cm" svg:y1="5.586cm" svg:x2="6.08cm" svg:y2="7.209cm" draw:start-shape="id8" draw:start-glue-point="1" draw:end-shape="id3" draw:end-glue-point="1">
          <text:p text:style-name="P4"/>
          <text:p text:style-name="P4">10</text:p>
        </draw:connector>
        <draw:connector draw:style-name="gr3" draw:text-style-name="P4" draw:layer="layout" draw:type="line" svg:x1="7.35cm" svg:y1="9.114cm" svg:x2="2.27cm" svg:y2="8.126cm" draw:start-shape="id5" draw:start-glue-point="1" draw:end-shape="id7" draw:end-glue-point="3">
          <text:p text:style-name="P3"><text:span text:style-name="T1"/></text:p>
          <text:p text:style-name="P3"><text:span text:style-name="T1">10</text:span></text:p>
        </draw:connector>
        <draw:connector draw:style-name="gr3" draw:text-style-name="P4" draw:layer="layout" draw:type="line" svg:x1="6.08cm" svg:y1="7.209cm" svg:x2="7.35cm" svg:y2="9.114cm" draw:start-shape="id3" draw:start-glue-point="1" draw:end-shape="id5" draw:end-glue-point="1">
          <text:p text:style-name="P3"><text:span text:style-name="T1"/></text:p>
          <text:p text:style-name="P3"><text:span text:style-name="T1">10</text:span></text:p>
        </draw:connector>
        <draw:custom-shape draw:style-name="gr4" draw:text-style-name="P5" draw:id="id9" draw:layer="layout" svg:width="1.27cm" svg:height="0.635cm" svg:x="3.54cm" svg:y="9.255cm">
          <text:p text:style-name="P3"><text:span text:style-name="T2">s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0.635cm" svg:height="0.635cm" svg:x="4.968cm" svg:y="10.031cm">
          <text:p text:style-name="P2"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2.828cm" svg:y="5.466cm">
          <text:p text:style-name="P2"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635cm" svg:height="0.635cm" svg:x="4.968cm" svg:y="10.666cm">
          <text:p text:style-name="P2"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1" draw:layer="layout" svg:width="0.635cm" svg:height="0.635cm" svg:x="10.329cm" svg:y="4.867cm">
          <text:p text:style-name="P2"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" draw:text-style-name="P5" draw:id="id10" draw:layer="layout" svg:width="1.27cm" svg:height="0.635cm" svg:x="3.54cm" svg:y="4.356cm">
          <text:p text:style-name="P3"><text:span text:style-name="T2">s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11" draw:layer="layout" svg:width="1.27cm" svg:height="0.635cm" svg:x="10.525cm" svg:y="6.715cm">
          <text:p text:style-name="P3"><text:span text:style-name="T2">s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6" draw:text-style-name="P1" draw:layer="layout" draw:type="line" svg:x1="2.72cm" svg:y1="8.62cm" svg:x2="3.724cm" svg:y2="9.347cm" draw:start-shape="id7" draw:start-glue-point="2" draw:end-shape="id9" draw:end-glue-point="5">
          <text:p text:style-name="P2"/>
        </draw:connector>
        <draw:connector draw:style-name="gr6" draw:text-style-name="P1" draw:layer="layout" draw:type="line" svg:x1="4.545cm" svg:y1="10.666cm" svg:x2="4.174cm" svg:y2="9.888cm" draw:start-shape="id1" draw:start-glue-point="3" draw:end-shape="id9" draw:end-glue-point="8">
          <text:p text:style-name="P2"/>
        </draw:connector>
        <draw:connector draw:style-name="gr6" draw:text-style-name="P1" draw:layer="layout" draw:type="line" svg:x1="6.45cm" svg:y1="9.114cm" svg:x2="4.808cm" svg:y2="9.571cm" draw:start-shape="id5" draw:start-glue-point="3" draw:end-shape="id9" draw:end-glue-point="10">
          <text:p text:style-name="P2"/>
        </draw:connector>
        <draw:connector draw:style-name="gr6" draw:text-style-name="P1" draw:layer="layout" draw:type="line" svg:x1="6.45cm" svg:y1="4.951cm" svg:x2="4.808cm" svg:y2="4.672cm" draw:start-shape="id4" draw:start-glue-point="3" draw:end-shape="id10" draw:end-glue-point="10">
          <text:p text:style-name="P2"/>
        </draw:connector>
        <draw:connector draw:style-name="gr6" draw:text-style-name="P1" draw:layer="layout" draw:type="line" svg:x1="2.72cm" svg:y1="5.727cm" svg:x2="3.724cm" svg:y2="4.897cm" draw:start-shape="id6" draw:start-glue-point="0" draw:end-shape="id10" draw:end-glue-point="7">
          <text:p text:style-name="P2"/>
        </draw:connector>
        <draw:connector draw:style-name="gr6" draw:text-style-name="P1" draw:layer="layout" draw:type="line" svg:x1="10.075cm" svg:y1="6.08cm" svg:x2="10.709cm" svg:y2="6.807cm" draw:start-shape="id8" draw:start-glue-point="2" draw:end-shape="id11" draw:end-glue-point="5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tt Schmill</meta:initial-creator>
    <meta:creation-date>2008-12-02T11:56:30</meta:creation-date>
    <dc:creator>Matt Schmill</dc:creator>
    <dc:date>2008-12-02T12:13:46</dc:date>
    <dc:language>en-US</dc:language>
    <meta:editing-cycles>2</meta:editing-cycles>
    <meta:editing-duration>PT1M44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